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linpack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,065</text:p>
          </table:table-cell>
          <table:table-cell office:value-type="float" office:value="10.3029" calcext:value-type="float">
            <text:p>10,302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458" calcext:value-type="float">
            <text:p>0,458</text:p>
          </table:table-cell>
          <table:table-cell office:value-type="float" office:value="11.6746" calcext:value-type="float">
            <text:p>11,674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.669" calcext:value-type="float">
            <text:p>6,669</text:p>
          </table:table-cell>
          <table:table-cell office:value-type="float" office:value="12.5033" calcext:value-type="float">
            <text:p>12,503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1.598" calcext:value-type="float">
            <text:p>51,598</text:p>
          </table:table-cell>
          <table:table-cell office:value-type="float" office:value="12.9242" calcext:value-type="float">
            <text:p>12,924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71.565" calcext:value-type="float">
            <text:p>171,565</text:p>
          </table:table-cell>
          <table:table-cell office:value-type="float" office:value="13.1172" calcext:value-type="float">
            <text:p>13,1172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296.002" calcext:value-type="float">
            <text:p>296,002</text:p>
          </table:table-cell>
          <table:table-cell office:value-type="float" office:value="13.1373" calcext:value-type="float">
            <text:p>13,1373</text:p>
          </table:table-cell>
        </table:table-row>
        <table:table-row table:style-name="ro1">
          <table:table-cell table:style-name="Default"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40:08.681576904</meta:creation-date>
    <dc:date>2019-05-07T15:54:44.785005483</dc:date>
    <meta:editing-duration>PT4M26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